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/>
    <style:font-face style:name="Unifont1" svg:font-family="Unifont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">
      <style:table-properties style:width="20.697cm" fo:margin-left="-1.879cm" style:page-number="auto" table:align="left" style:shadow="none" style:may-break-between-rows="true" table:border-model="collapsing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.288cm"/>
    </style:style>
    <style:style style:name="Таблица1.C" style:family="table-column">
      <style:table-column-properties style:column-width="3.604cm"/>
    </style:style>
    <style:style style:name="Таблица1.D" style:family="table-column">
      <style:table-column-properties style:column-width="1.774cm"/>
    </style:style>
    <style:style style:name="Таблица1.E" style:family="table-column">
      <style:table-column-properties style:column-width="1.236cm"/>
    </style:style>
    <style:style style:name="Таблица1.F" style:family="table-column">
      <style:table-column-properties style:column-width="4.995cm"/>
    </style:style>
    <style:style style:name="Таблица1.G" style:family="table-column">
      <style:table-column-properties style:column-width="0.4cm"/>
    </style:style>
    <style:style style:name="Таблица1.H" style:family="table-column">
      <style:table-column-properties style:column-width="0.383cm"/>
    </style:style>
    <style:style style:name="Таблица1.J" style:family="table-column">
      <style:table-column-properties style:column-width="1.184cm"/>
    </style:style>
    <style:style style:name="Таблица1.K" style:family="table-column">
      <style:table-column-properties style:column-width="2.995cm"/>
    </style:style>
    <style:style style:name="Таблица1.1" style:family="table-row">
      <style:table-row-properties style:min-row-height="17.806cm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192cm"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0.504cm" fo:keep-together="auto"/>
    </style:style>
    <style:style style:name="Таблица1.4" style:family="table-row">
      <style:table-row-properties style:min-row-height="0.205cm" fo:keep-together="auto"/>
    </style:style>
    <style:style style:name="Таблица1.5" style:family="table-row">
      <style:table-row-properties style:min-row-height="0.783cm"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0.125cm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1a563" officeooo:paragraph-rsid="0011a56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1a563" officeooo:paragraph-rsid="0011a56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11a563" officeooo:paragraph-rsid="0011a56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11a563" officeooo:paragraph-rsid="0011a56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normal" officeooo:rsid="0011a563" officeooo:paragraph-rsid="0011a56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1a563" officeooo:paragraph-rsid="0011a5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11a563" officeooo:paragraph-rsid="0011a56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11a563" officeooo:paragraph-rsid="0011a56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weight="normal" officeooo:rsid="0011a563" officeooo:paragraph-rsid="0013670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11a563" officeooo:paragraph-rsid="0011a56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3cm" fo:margin-right="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3cm" fo:margin-right="2cm" fo:text-align="start" style:justify-single-word="false" fo:hyphenation-ladder-count="no-limit" fo:hyphenation-keep="auto" loext:hyphenation-keep-type="column">
        <style:tab-stops>
          <style:tab-stop style:position="16cm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4" style:family="paragraph" style:parent-style-name="Table_20_Contents">
      <style:paragraph-properties fo:margin-left="3cm" fo:margin-right="2cm" fo:text-align="start" style:justify-single-word="false" fo:hyphenation-ladder-count="no-limit" fo:hyphenation-keep="auto" loext:hyphenation-keep-type="column">
        <style:tab-stops>
          <style:tab-stop style:position="16cm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606" officeooo:paragraph-rsid="001a060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129" officeooo:paragraph-rsid="001c4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129" officeooo:paragraph-rsid="001c4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873" officeooo:paragraph-rsid="001e1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1e1873" officeooo:paragraph-rsid="001e187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d0a8"/>
    </style:style>
    <style:style style:name="T3" style:family="text">
      <style:text-properties officeooo:rsid="00136708"/>
    </style:style>
    <style:style style:name="T4" style:family="text">
      <style:text-properties officeooo:rsid="001add90"/>
    </style:style>
    <style:style style:name="T5" style:family="text">
      <style:text-properties officeooo:rsid="001a0606"/>
    </style:style>
    <style:style style:name="T6" style:family="text">
      <style:text-properties officeooo:rsid="001c4129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c4129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ЩЕГО И ПРОФЕССИОНАЛЬНОГО ОБРАЗОВАНИЯ РОСТОВСКОЙ ОБЛАСТИ</text:p>
      <text:p text:style-name="P2">ГОСУДАРСТВЕННОЕ БЮДЖЕТНОЕ ПРОФЕССИОНАЛЬНОЕ ОБРАЗОВАТЕЛЬНОЕ УЧРЕЖДЕНИЕ РОСТОВСКОЙ ОБЛАСТИ</text:p>
      <text:p text:style-name="P1">«РОСТОВСКИЙ-НА-ДОНУ КОЛЛЕДЖ СВЯЗИ И ИНФОРМАТИКИ»</text:p>
      <text:p text:style-name="P1"/>
      <text:p text:style-name="P3"/>
      <text:p text:style-name="P4"><text:s text:c="90"/><text:span text:style-name="T1">ДОПУСТИТЬ К ЗАЩИТЕ</text:span></text:p>
      <text:p text:style-name="P5">Председатель цикловой комиссии</text:p>
      <text:p text:style-name="P5">программирования</text:p>
      <text:p text:style-name="P5">-------------------/М.А.Пивнева/</text:p>
      <text:p text:style-name="P5">«______»_______2023г.</text:p>
      <text:p text:style-name="P3"/>
      <text:p text:style-name="P6">ДИПЛОМНЫЙ ПРОЕКТ</text:p>
      <text:p text:style-name="P6"/>
      <text:p text:style-name="P3"/>
      <text:p text:style-name="P3">Тема:«<text:span text:style-name="T1">Разработка посадочной страницы для магазина овощей»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7">ПОЯСНИТЕЛЬНАЯ ЗАПИСКА</text:p>
      <text:p text:style-name="P3"><text:span text:style-name="T1"/></text:p>
      <text:p text:style-name="P7">РКСИ.ДП23.09.02.07.260.16.00П3</text:p>
      <text:p text:style-name="P3"><text:span text:style-name="T1"/></text:p>
      <text:p text:style-name="P3"><text:span text:style-name="T1">Специальность 09.02.07 «</text:span>И<text:span text:style-name="T2">н</text:span>формационные системы и программирование»</text:p>
      <text:p text:style-name="P8"/>
      <text:p text:style-name="P7"/>
      <text:p text:style-name="P9"><text:s text:c="15"/>Нормоконтролёр <text:s text:c="4"/>________________ <text:s text:c="6"/><text:span text:style-name="T3">И.И. Иванов</text:span></text:p>
      <text:p text:style-name="P9"><text:s text:c="25"/><text:span text:style-name="T3">(подпись)</text:span></text:p>
      <text:p text:style-name="P9"/>
      <text:p text:style-name="P9"><text:s/></text:p>
      <text:p text:style-name="P9"><text:s text:c="15"/>руководитель <text:s text:c="8"/><text:span text:style-name="T3">________________ <text:s text:c="5"/>И.И. Иванов</text:span></text:p>
      <text:p text:style-name="P9"><text:s text:c="24"/><text:span text:style-name="T3">(подпись)</text:span></text:p>
      <text:p text:style-name="P9"><text:s/></text:p>
      <text:p text:style-name="P10"><text:s text:c="56"/>Консультант по</text:p>
      <text:p text:style-name="P7"><text:s text:c="20"/>экономической части <text:span text:style-name="T3">_______________ <text:s text:c="3"/>М.Ю. Смирнова</text:span></text:p>
      <text:p text:style-name="P7"><text:s text:c="20"/><text:span text:style-name="T3">(подпись)</text:span></text:p>
      <text:p text:style-name="P7"/>
      <text:p text:style-name="P7"><text:s text:c="30"/>студент <text:s text:c="18"/><text:span text:style-name="T3">________________ <text:s text:c="4"/>П.Петров группа Ис-41</text:span></text:p>
      <text:p text:style-name="P7"><text:s text:c="20"/><text:span text:style-name="T3">(подпись)</text:span></text:p>
      <text:p text:style-name="P7"/>
      <text:p text:style-name="P7"/>
      <text:p text:style-name="P7"/>
      <text:p text:style-name="P7"><text:s/></text:p>
      <text:p text:style-name="P7"><text:s text:c="22"/><text:span text:style-name="T3">2023г</text:span></text:p>
      <text:p text:style-name="P3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ext:soft-page-break/>
        <table:table-row table:style-name="Таблица1.1">
          <table:table-cell table:style-name="Таблица1.A1" table:number-columns-spanned="11" office:value-type="string">
            <text:p text:style-name="P11"><text:s text:c="12"/></text:p>
            <text:p text:style-name="P11"/>
            <text:p text:style-name="P12"><text:s text:c="70"/>Содержание</text:p>
            <text:p text:style-name="P12"/>
            <text:p text:style-name="P13">Введение<text:tab/><text:span text:style-name="T4">3</text:span></text:p>
            <text:p text:style-name="P13">1 Сбор,анализ и формирование требований к программному продукту<text:tab/><text:span text:style-name="T4">4</text:span></text:p>
            <text:p text:style-name="P13">1.1 Сбор требований к программному продукту<text:tab/><text:span text:style-name="T4">4</text:span></text:p>
            <text:p text:style-name="P13">1.2 Анализ и формирование требований<text:tab/><text:span text:style-name="T4">6</text:span></text:p>
            <text:p text:style-name="P13">1.3 <text:span text:style-name="T5">Техническое задание на разработку web-приложения<text:tab/></text:span><text:span text:style-name="T4">8</text:span></text:p>
            <text:p text:style-name="P13">2 <text:span text:style-name="T5">Проектирование и разработка архитектуры программного продукта<text:tab/></text:span><text:span text:style-name="T6">12</text:span></text:p>
            <text:p text:style-name="P13">2.1 <text:span text:style-name="T5">Построение диаграммы связей<text:tab/></text:span><text:span text:style-name="T6">12</text:span></text:p>
            <text:p text:style-name="P13">2.3 <text:span text:style-name="T5">Разработка сценария использования<text:tab/></text:span><text:span text:style-name="T6">12</text:span></text:p>
            <text:p text:style-name="P13">2.4 <text:span text:style-name="T5">Архитектура программного продукта<text:tab/></text:span><text:span text:style-name="T6">13</text:span></text:p>
            <text:p text:style-name="P13">2.5 <text:span text:style-name="T5">База данных PostgreSQL<text:tab/></text:span><text:span text:style-name="T6">17</text:span></text:p>
            <text:p text:style-name="P13">3 <text:span text:style-name="T5">Разработка программного продукта<text:tab/></text:span><text:span text:style-name="T6">18</text:span></text:p>
            <text:p text:style-name="P13">3.1 <text:span text:style-name="T5">Технологические средства разработки<text:tab/></text:span><text:span text:style-name="T6">19</text:span></text:p>
            <text:p text:style-name="P13">3.2 <text:span text:style-name="T5">Инструментальные и программные средства разработки<text:tab/></text:span><text:span text:style-name="T6">19</text:span></text:p>
            <text:p text:style-name="P13">3.<text:span text:style-name="T5">2 Календарный план разработки<text:tab/></text:span><text:span text:style-name="T6">20</text:span></text:p>
            <text:p text:style-name="P13">4 <text:span text:style-name="T5">Тестирование программного продукта<text:tab/></text:span><text:span text:style-name="T6">21</text:span></text:p>
            <text:p text:style-name="P13">4.1 <text:span text:style-name="T5">Выбор метода обеспечения качества<text:tab/></text:span><text:span text:style-name="T6">23</text:span></text:p>
            <text:p text:style-name="P13">4.2 <text:span text:style-name="T5">Тестирование продукта<text:tab/></text:span><text:span text:style-name="T6">23</text:span></text:p>
            <text:p text:style-name="P13">5 <text:span text:style-name="T5">Разработка документации на программный продукт<text:tab/></text:span><text:span text:style-name="T6">24</text:span></text:p>
            <text:p text:style-name="P13">5.1 <text:span text:style-name="T5">Руководство программиста<text:tab/></text:span><text:span text:style-name="T6">29</text:span></text:p>
            <text:p text:style-name="P13">5.2 <text:span text:style-name="T5">Информационная безопасность<text:tab/></text:span><text:span text:style-name="T6">29</text:span></text:p>
            <text:p text:style-name="P13">6 Экономическое обоснование проекта<text:tab/><text:span text:style-name="T6">30</text:span></text:p>
            <text:p text:style-name="P13">7 ТБ и ОТ<text:tab/><text:span text:style-name="T6">31</text:span></text:p>
            <text:p text:style-name="P13"><text:span text:style-name="T7">8 Сведения о внедрении<text:tab/></text:span><text:span text:style-name="T8">39</text:span></text:p>
            <text:p text:style-name="P14"><text:span text:style-name="T7">Заключение<text:tab/></text:span><text:span text:style-name="T8">33</text:span></text:p>
            <text:p text:style-name="P14"><text:span text:style-name="T7">Список литературы<text:tab/></text:span><text:span text:style-name="T8">35</text:span></text:p>
            <text:p text:style-name="P14"><text:span text:style-name="T7">Приложение<text:tab/></text:span><text:span text:style-name="T8">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F2" table:number-rows-spanned="3" table:number-columns-spanned="6" office:value-type="string">
            <text:p text:style-name="P15"/>
            <text:p text:style-name="P16">РКСИ ДП23 09.02.07.26016 00ПЗ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F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covered-table-cell table:style-name="Таблица1.F2"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2" office:value-type="string">
            <text:p text:style-name="P16">Изм</text:p>
          </table:table-cell>
          <table:table-cell table:style-name="Таблица1.A2" office:value-type="string">
            <text:p text:style-name="P16">Лист</text:p>
          </table:table-cell>
          <table:table-cell table:style-name="Таблица1.A2" office:value-type="string">
            <text:p text:style-name="P16">№ докум.</text:p>
          </table:table-cell>
          <table:table-cell table:style-name="Таблица1.A2" office:value-type="string">
            <text:p text:style-name="P16">подпись</text:p>
          </table:table-cell>
          <table:table-cell table:style-name="Таблица1.A2" office:value-type="string">
            <text:p text:style-name="P16">дата</text:p>
          </table:table-cell>
          <table:covered-table-cell table:style-name="Таблица1.F2"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2" table:number-columns-spanned="2" office:value-type="string">
            <text:p text:style-name="P16">студент</text:p>
          </table:table-cell>
          <table:covered-table-cell/>
          <table:table-cell table:style-name="Таблица1.A2" office:value-type="string">
            <text:p text:style-name="P16">Петров П.П.</text:p>
          </table:table-cell>
          <table:table-cell table:style-name="Таблица1.A2" table:number-columns-spanned="2" office:value-type="string">
            <text:p text:style-name="P11"/>
          </table:table-cell>
          <table:covered-table-cell/>
          <table:table-cell table:style-name="Таблица1.A2" table:number-rows-spanned="5" office:value-type="string">
            <text:p text:style-name="P17"/>
            <text:p text:style-name="P17">Разработка посадочной страницы для магазина овощей</text:p>
            <text:p text:style-name="P17"/>
            <text:p text:style-name="P17">Пояснительная записка</text:p>
          </table:table-cell>
          <table:table-cell table:style-name="Таблица1.A2" table:number-columns-spanned="3" office:value-type="string">
            <text:p text:style-name="P17">Лит</text:p>
          </table:table-cell>
          <table:covered-table-cell/>
          <table:covered-table-cell/>
          <table:table-cell table:style-name="Таблица1.A2" office:value-type="string">
            <text:p text:style-name="P17">Лист</text:p>
          </table:table-cell>
          <table:table-cell table:style-name="Таблица1.F2" office:value-type="string">
            <text:p text:style-name="P17">Листов</text:p>
          </table:table-cell>
        </table:table-row>
        <table:table-row table:style-name="Таблица1.6">
          <table:table-cell table:style-name="Таблица1.A2" table:number-columns-spanned="2" office:value-type="string">
            <text:p text:style-name="P16">Консульт.</text:p>
          </table:table-cell>
          <table:covered-table-cell/>
          <table:table-cell table:style-name="Таблица1.A2" office:value-type="string">
            <text:p text:style-name="P16">Смирнова М.Ю.</text:p>
          </table:table-cell>
          <table:table-cell table:style-name="Таблица1.A2" table:number-columns-spanned="2" office:value-type="string">
            <text:p text:style-name="P11"/>
          </table:table-cell>
          <table:covered-table-cell/>
          <table:covered-table-cell table:style-name="Таблица1.A2"/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7">2</text:p>
          </table:table-cell>
          <table:table-cell table:style-name="Таблица1.F2" office:value-type="string">
            <text:p text:style-name="P17">60</text:p>
          </table:table-cell>
        </table:table-row>
        <table:table-row table:style-name="Таблица1.7">
          <table:table-cell table:style-name="Таблица1.A2" table:number-columns-spanned="2" office:value-type="string">
            <text:p text:style-name="P16">Руковод.</text:p>
          </table:table-cell>
          <table:covered-table-cell/>
          <table:table-cell table:style-name="Таблица1.A2" office:value-type="string">
            <text:p text:style-name="P16">Иванов И.И.</text:p>
          </table:table-cell>
          <table:table-cell table:style-name="Таблица1.A2" table:number-columns-spanned="2" office:value-type="string">
            <text:p text:style-name="P11"/>
          </table:table-cell>
          <table:covered-table-cell/>
          <table:covered-table-cell table:style-name="Таблица1.A2"/>
          <table:table-cell table:style-name="Таблица1.F2" table:number-rows-spanned="3" table:number-columns-spanned="5" office:value-type="string">
            <text:p text:style-name="P17"/>
            <text:p text:style-name="P17">ИС-41</text:p>
          </table:table-cell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2" table:number-columns-spanned="2" office:value-type="string">
            <text:p text:style-name="P16">Н. Контр</text:p>
          </table:table-cell>
          <table:covered-table-cell/>
          <table:table-cell table:style-name="Таблица1.A2" office:value-type="string">
            <text:p text:style-name="P16">Иванов И.И.</text:p>
          </table:table-cell>
          <table:table-cell table:style-name="Таблица1.A2" table:number-columns-spanned="2" office:value-type="string">
            <text:p text:style-name="P11"/>
          </table:table-cell>
          <table:covered-table-cell/>
          <table:covered-table-cell table:style-name="Таблица1.A2"/>
          <table:covered-table-cell table:style-name="Таблица1.F2"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2" table:number-columns-spanned="2" office:value-type="string">
            <text:p text:style-name="P11"/>
          </table:table-cell>
          <table:covered-table-cell/>
          <table:table-cell table:style-name="Таблица1.A2" office:value-type="string">
            <text:p text:style-name="P11"/>
          </table:table-cell>
          <table:table-cell table:style-name="Таблица1.A2" table:number-columns-spanned="2" office:value-type="string">
            <text:p text:style-name="P11"/>
          </table:table-cell>
          <table:covered-table-cell/>
          <table:covered-table-cell table:style-name="Таблица1.A2"/>
          <table:covered-table-cell table:style-name="Таблица1.F2"/>
          <table:covered-table-cell/>
          <table:covered-table-cell/>
          <table:covered-table-cell/>
          <table:covered-table-cell/>
        </table:table-row>
      </table:table>
      <text:p text:style-name="P6"/>
      <text:p text:style-name="P6"><text:span text:style-name="T1"/></text:p>
      <text:p text:style-name="P19"><text:span text:style-name="T1">Рисунок 1.13-Образец Содержани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/>
    <style:font-face style:name="Unifont1" svg:font-family="Unifont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WenQuanYi Zen Hei Sharp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Zen Hei Sharp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Unifont1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" style:font-family-complex="Unifon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" style:font-family-complex="Unifo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24:55.265990971</meta:creation-date>
    <dc:date>2025-09-09T16:27:51.403745929</dc:date>
    <meta:editing-duration>PT24M7S</meta:editing-duration>
    <meta:editing-cycles>3</meta:editing-cycles>
    <meta:generator>LibreOffice/24.8.5.2$Linux_X86_64 LibreOffice_project/480$Build-2</meta:generator>
    <meta:document-statistic meta:table-count="1" meta:image-count="0" meta:object-count="0" meta:page-count="2" meta:paragraph-count="77" meta:word-count="245" meta:character-count="2418" meta:non-whitespace-character-count="1777"/>
  </office:meta>
</office:document-meta>
</file>